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72296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072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5</text:p>
      <text:p text:style-name="Standard">Тема: Составление программ со строками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</text:p>
      <text:p text:style-name="Standard">Постановка задачи:</text:p>
      <text:p text:style-name="P1">1. Дана строка. Преобразовать в ней все строчные буквы (как латинские, так и русские) в прописные, а прописные — в строчные.</text:p>
      <text:p text:style-name="P1">2. Дана строка, состоящая из русских слов, разделенных пробелами (одним или несколькими). Вывести строку, содержащую эти же слова, разделенные одним пробелом и расположенные в обратном порядке.</text:p>
      <text:p text:style-name="Standard">Тип алгоритма: с ветвлениями.</text:p>
      <text:p text:style-name="Standard">Текст программы:</text:p>
      <text:p text:style-name="P2"><text:span text:style-name="T1"># Дана строка. Преобразовать в ней все строчные буквы (как латинские, так и русские)</text:span><text:line-break/><text:span text:style-name="T1"># в прописные, а прописные — в строчные.</text:span><text:line-break/><text:line-break/><text:span text:style-name="T2">st = </text:span><text:span text:style-name="T3">'Я люБлю ПрЕдмет ОсНоВы алгоритмизации и ПРОГРАММИРОВАННИЯ'</text:span><text:line-break/><text:span text:style-name="T4">print</text:span><text:span text:style-name="T2">(st.swapcase())</text:span></text:p>
      <text:p text:style-name="Standard">я ЛЮбЛЮ пРеДМЕТ оСнОвЫ АЛГОРИТМИЗАЦИИ И программированния</text:p>
      <text:p text:style-name="Standard"/>
      <text:p text:style-name="Standard">Process finished with exit code 0</text:p>
      <text:p text:style-name="Standard"/>
      <text:p text:style-name="P2"><text:span text:style-name="T1"># Дана строка, состоящая из русских слов, разделенных пробелами (одним или</text:span><text:line-break/><text:span text:style-name="T1"># несколькими). Вывести строку, содержащую эти же слова, разделенные одним</text:span><text:line-break/><text:span text:style-name="T1"># пробелом и расположенные в обратном порядке.</text:span><text:line-break/><text:span text:style-name="T2">st = </text:span><text:span text:style-name="T3">"Я <text:s text:c="4"/>люблю предмет Основы <text:s text:c="2"/>алгоритмизации и <text:s text:c="3"/>программирования"</text:span><text:line-break/><text:span text:style-name="T2">st1 = st.split()</text:span><text:line-break/><text:span text:style-name="T2">st2 = st1[::-</text:span><text:span text:style-name="T5">1</text:span><text:span text:style-name="T2">]</text:span><text:line-break/><text:span text:style-name="T4">print</text:span><text:span text:style-name="T2">(</text:span><text:span text:style-name="T3">" "</text:span><text:span text:style-name="T2">.join(st2))</text:span></text:p>
      <text:p text:style-name="Standard">программирования и алгоритмизации Основы предмет люблю Я</text:p>
      <text:p text:style-name="Standard"/>
      <text:p text:style-name="Standard">Process finished with exit code 0</text:p>
      <text:p text:style-name="Standard"/>
      <text:p text:style-name="P1">Вывод: в процессе выполнения практического занятия выработала навыки <text:span text:style-name="T6">c</text:span>оставление программ со строками 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07T19:08:08.214484120</dc:date>
    <meta:editing-cycles>2</meta:editing-cycles>
    <meta:editing-duration>PT5M6S</meta:editing-duration>
    <meta:document-statistic meta:table-count="0" meta:image-count="0" meta:object-count="0" meta:page-count="1" meta:paragraph-count="16" meta:word-count="219" meta:character-count="1602" meta:non-whitespace-character-count="1386"/>
    <meta:user-defined meta:name="Поле 1"/>
    <meta:user-defined meta:name="Поле 2"/>
    <meta:user-defined meta:name="Поле 3"/>
    <meta:user-defined meta:name="Поле 4"/>
  </office:meta>
</office:document-meta>
</file>